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con" svg:font-family="Arc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con" officeooo:rsid="0007797a" officeooo:paragraph-rsid="0007797a"/>
    </style:style>
    <style:style style:name="P2" style:family="paragraph" style:parent-style-name="Standard">
      <style:text-properties style:font-name="Arcon" officeooo:rsid="0008a26e" officeooo:paragraph-rsid="0008a26e"/>
    </style:style>
    <style:style style:name="P3" style:family="paragraph" style:parent-style-name="Standard">
      <style:text-properties style:font-name="Arcon" officeooo:rsid="0008a26e" officeooo:paragraph-rsid="000c22c6"/>
    </style:style>
    <style:style style:name="P4" style:family="paragraph" style:parent-style-name="Standard">
      <style:text-properties style:font-name="Arcon" fo:font-size="16pt" officeooo:rsid="0007797a" officeooo:paragraph-rsid="0007797a" style:font-size-asian="16pt" style:font-size-complex="16pt"/>
    </style:style>
    <style:style style:name="P5" style:family="paragraph" style:parent-style-name="Standard">
      <style:text-properties style:font-name="Arcon" officeooo:rsid="000a9711" officeooo:paragraph-rsid="000a9711"/>
    </style:style>
    <style:style style:name="P6" style:family="paragraph" style:parent-style-name="Standard">
      <style:text-properties style:font-name="Arcon" officeooo:rsid="000c22c6" officeooo:paragraph-rsid="000c22c6"/>
    </style:style>
    <style:style style:name="P7" style:family="paragraph" style:parent-style-name="Standard">
      <style:text-properties style:font-name="Arcon" officeooo:rsid="000ca09e" officeooo:paragraph-rsid="000ca09e"/>
    </style:style>
    <style:style style:name="P8" style:family="paragraph" style:parent-style-name="Standard">
      <style:text-properties style:font-name="Arcon" officeooo:rsid="000d8c9d" officeooo:paragraph-rsid="000d8c9d"/>
    </style:style>
    <style:style style:name="T1" style:family="text">
      <style:text-properties officeooo:rsid="000cb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</text:p>
      <text:p text:style-name="P1">Citar precios y comparativas.</text:p>
      <text:p text:style-name="P2">Fuentes de donde salieron salarios.</text:p>
      <text:p text:style-name="P2"/>
      <text:p text:style-name="P2">Planes de contingencia.</text:p>
      <text:p text:style-name="P2"/>
      <text:p text:style-name="P8">Por qué se calculan puntos de función?</text:p>
      <text:p text:style-name="P8"/>
      <text:p text:style-name="P2">Características que brinda el sistema, nuestros requerimientos están al revés.</text:p>
      <text:p text:style-name="P2">Requerimiento:</text:p>
      <text:p text:style-name="P2">Un usuario podrá darse de alta dando sus datos personales completos.</text:p>
      <text:p text:style-name="P5">Quitar el espacio que debe llenar el médico en el formulario del paciente.</text:p>
      <text:p text:style-name="P3">Restricciones que impactan a la funcionalidad del sistema.</text:p>
      <text:p text:style-name="P5"/>
      <text:p text:style-name="P5">El médico debe ingresar las cantidades o las cifras respecto al tipo de alimentos.</text:p>
      <text:p text:style-name="P5"/>
      <text:p text:style-name="P5">Dónde se encuentran concentrados los alimentos, de donde citarlos.</text:p>
      <text:p text:style-name="P6">Quién dará de alta los alimentos?</text:p>
      <text:p text:style-name="P6"/>
      <text:p text:style-name="P6">Especificar trayectoria de diagramas de secuencia.</text:p>
      <text:p text:style-name="P6">Quitar ambigüedad <text:span text:style-name="T1">y generalidad</text:span>, verifica… pero cómo?</text:p>
      <text:p text:style-name="P7">Validaciones en formularios</text:p>
      <text:p text:style-name="P3"/>
      <text:p text:style-name="P6">Unificar usuario = (pacientes, médicos)</text:p>
      <text:p text:style-name="P1"/>
      <text:p text:style-name="P1">Diagramas:</text:p>
      <text:p text:style-name="P1">- Secuencia.</text:p>
      <text:p text:style-name="P1">- Cla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con" svg:font-family="Arc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i Velázquez</meta:initial-creator>
    <meta:creation-date>2018-02-06T14:40:43.236318663</meta:creation-date>
    <dc:date>2018-02-06T16:00:56.923202275</dc:date>
    <dc:creator>Hali Velázquez</dc:creator>
    <meta:editing-duration>PT10M17S</meta:editing-duration>
    <meta:editing-cycles>4</meta:editing-cycles>
    <meta:generator>LibreOffice/6.0.0.3$Linux_X86_64 LibreOffice_project/00m0$Build-3</meta:generator>
    <meta:document-statistic meta:table-count="0" meta:image-count="0" meta:object-count="0" meta:page-count="1" meta:paragraph-count="20" meta:word-count="118" meta:character-count="807" meta:non-whitespace-character-count="709"/>
  </office:meta>
</office:document-meta>
</file>